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4181in" fo:margin-left="-0.0854in" table:align="left" style:writing-mode="lr-tb"/>
    </style:style>
    <style:style style:name="Table2.A" style:family="table-column">
      <style:table-column-properties style:column-width="1.825in"/>
    </style:style>
    <style:style style:name="Table2.B" style:family="table-column">
      <style:table-column-properties style:column-width="4.5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4181in" fo:margin-left="-0.0854in" table:align="left" style:writing-mode="lr-tb"/>
    </style:style>
    <style:style style:name="Table9.A" style:family="table-column">
      <style:table-column-properties style:column-width="1.825in"/>
    </style:style>
    <style:style style:name="Table9.B" style:family="table-column">
      <style:table-column-properties style:column-width="4.593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229in" table:align="left" style:writing-mode="lr-tb"/>
    </style:style>
    <style:style style:name="Table3.A" style:family="table-column">
      <style:table-column-properties style:column-width="0.4861in"/>
    </style:style>
    <style:style style:name="Table3.B" style:family="table-column">
      <style:table-column-properties style:column-width="0.516in"/>
    </style:style>
    <style:style style:name="Table3.C" style:family="table-column">
      <style:table-column-properties style:column-width="0.5653in"/>
    </style:style>
    <style:style style:name="Table3.E" style:family="table-column">
      <style:table-column-properties style:column-width="0.4569in"/>
    </style:style>
    <style:style style:name="Table3.F" style:family="table-column">
      <style:table-column-properties style:column-width="2.8965in"/>
    </style:style>
    <style:style style:name="Table3.G" style:family="table-column">
      <style:table-column-properties style:column-width="0.53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background-color="#e6e6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3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C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D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E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F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G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C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D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E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F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G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C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F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0229in" table:align="left" style:writing-mode="lr-tb"/>
    </style:style>
    <style:style style:name="Table5.A" style:family="table-column">
      <style:table-column-properties style:column-width="0.4861in"/>
    </style:style>
    <style:style style:name="Table5.B" style:family="table-column">
      <style:table-column-properties style:column-width="0.516in"/>
    </style:style>
    <style:style style:name="Table5.C" style:family="table-column">
      <style:table-column-properties style:column-width="0.5653in"/>
    </style:style>
    <style:style style:name="Table5.E" style:family="table-column">
      <style:table-column-properties style:column-width="0.4569in"/>
    </style:style>
    <style:style style:name="Table5.F" style:family="table-column">
      <style:table-column-properties style:column-width="2.8965in"/>
    </style:style>
    <style:style style:name="Table5.G" style:family="table-column">
      <style:table-column-properties style:column-width="0.53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="0.1pt solid #000000" style:writing-mode="lr-tb"/>
    </style:style>
    <style:style style:name="Table5.A2" style:family="table-cell">
      <style:table-cell-properties style:vertical-align="top" fo:background-color="#e6e6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C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D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E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F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G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B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C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D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E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F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G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C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F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6.0229in" table:align="left" style:writing-mode="lr-tb"/>
    </style:style>
    <style:style style:name="Table6.A" style:family="table-column">
      <style:table-column-properties style:column-width="0.4861in"/>
    </style:style>
    <style:style style:name="Table6.B" style:family="table-column">
      <style:table-column-properties style:column-width="0.516in"/>
    </style:style>
    <style:style style:name="Table6.C" style:family="table-column">
      <style:table-column-properties style:column-width="0.5653in"/>
    </style:style>
    <style:style style:name="Table6.E" style:family="table-column">
      <style:table-column-properties style:column-width="0.4569in"/>
    </style:style>
    <style:style style:name="Table6.F" style:family="table-column">
      <style:table-column-properties style:column-width="2.8965in"/>
    </style:style>
    <style:style style:name="Table6.G" style:family="table-column">
      <style:table-column-properties style:column-width="0.53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="0.1pt solid #000000" style:writing-mode="lr-tb"/>
    </style:style>
    <style:style style:name="Table6.A2" style:family="table-cell">
      <style:table-cell-properties style:vertical-align="top" fo:background-color="#e6e6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6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C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D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E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F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G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C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D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E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F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G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C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F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0229in" table:align="left" style:writing-mode="lr-tb"/>
    </style:style>
    <style:style style:name="Table7.A" style:family="table-column">
      <style:table-column-properties style:column-width="0.4861in"/>
    </style:style>
    <style:style style:name="Table7.B" style:family="table-column">
      <style:table-column-properties style:column-width="0.516in"/>
    </style:style>
    <style:style style:name="Table7.C" style:family="table-column">
      <style:table-column-properties style:column-width="0.5653in"/>
    </style:style>
    <style:style style:name="Table7.E" style:family="table-column">
      <style:table-column-properties style:column-width="0.4569in"/>
    </style:style>
    <style:style style:name="Table7.F" style:family="table-column">
      <style:table-column-properties style:column-width="2.8965in"/>
    </style:style>
    <style:style style:name="Table7.G" style:family="table-column">
      <style:table-column-properties style:column-width="0.536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="0.1pt solid #000000" style:writing-mode="lr-tb"/>
    </style:style>
    <style:style style:name="Table7.A2" style:family="table-cell">
      <style:table-cell-properties style:vertical-align="top" fo:background-color="#e6e6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7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B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C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D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E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F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G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B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C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D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E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F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G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C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F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6.0229in" table:align="left" style:writing-mode="lr-tb"/>
    </style:style>
    <style:style style:name="Table8.A" style:family="table-column">
      <style:table-column-properties style:column-width="0.4861in"/>
    </style:style>
    <style:style style:name="Table8.B" style:family="table-column">
      <style:table-column-properties style:column-width="0.516in"/>
    </style:style>
    <style:style style:name="Table8.C" style:family="table-column">
      <style:table-column-properties style:column-width="0.5653in"/>
    </style:style>
    <style:style style:name="Table8.E" style:family="table-column">
      <style:table-column-properties style:column-width="0.4569in"/>
    </style:style>
    <style:style style:name="Table8.F" style:family="table-column">
      <style:table-column-properties style:column-width="2.8965in"/>
    </style:style>
    <style:style style:name="Table8.G" style:family="table-column">
      <style:table-column-properties style:column-width="0.536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="0.1pt solid #000000" style:writing-mode="lr-tb"/>
    </style:style>
    <style:style style:name="Table8.A2" style:family="table-cell">
      <style:table-cell-properties style:vertical-align="top" fo:background-color="#e6e6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8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C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D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E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F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G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C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D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E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F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G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C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F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C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F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6.3014in" table:align="left" style:writing-mode="lr-tb"/>
    </style:style>
    <style:style style:name="Table4.A" style:family="table-column">
      <style:table-column-properties style:column-width="1.0215in"/>
    </style:style>
    <style:style style:name="Table4.B" style:family="table-column">
      <style:table-column-properties style:column-width="1.3493in"/>
    </style:style>
    <style:style style:name="Table4.C" style:family="table-column">
      <style:table-column-properties style:column-width="1.2306in"/>
    </style:style>
    <style:style style:name="Table4.D" style:family="table-column">
      <style:table-column-properties style:column-width="2.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ff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4.D1" style:family="table-cell">
      <style:table-cell-properties style:vertical-align="top" fo:background-color="#e6e6ff" fo:padding="0.0382in" fo:border="0.1pt solid #000000" style:writing-mode="lr-tb">
        <style:background-image/>
      </style:table-cell-properties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C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C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D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.4" style:family="table-row">
      <style:table-row-properties style:min-row-height="0.2847in" fo:keep-together="auto"/>
    </style:style>
    <style:style style:name="Table4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C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D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style:snap-to-layout-grid="false"/>
      <style:text-properties style:font-name-complex="Ari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style:snap-to-layout-grid="false"/>
      <style:text-properties fo:font-weight="bold" officeooo:paragraph-rsid="00040509" style:font-weight-asian="bold" style:font-weight-complex="bold"/>
    </style:style>
    <style:style style:name="P5" style:family="paragraph" style:parent-style-name="Standard">
      <style:text-properties fo:font-weight="bold" officeooo:paragraph-rsid="00040509" style:font-weight-asian="bold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officeooo:paragraph-rsid="00040509"/>
    </style:style>
    <style:style style:name="P8" style:family="paragraph" style:parent-style-name="Standard">
      <style:text-properties fo:font-weight="normal" officeooo:paragraph-rsid="00031663" style:language-asian="ar" style:country-asian="SA" style:font-weight-asian="normal" style:font-weight-complex="normal"/>
    </style:style>
    <style:style style:name="P9" style:family="paragraph" style:parent-style-name="Standard">
      <style:text-properties fo:font-weight="normal" officeooo:paragraph-rsid="0003b3ec" style:language-asian="ar" style:country-asian="SA" style:font-weight-asian="normal" style:font-weight-complex="normal"/>
    </style:style>
    <style:style style:name="P10" style:family="paragraph" style:parent-style-name="Standard">
      <style:text-properties fo:font-weight="normal" officeooo:rsid="0003b3ec" officeooo:paragraph-rsid="0003b3ec" style:language-asian="ar" style:country-asian="SA" style:font-weight-asian="normal" style:font-weight-complex="normal"/>
    </style:style>
    <style:style style:name="P11" style:family="paragraph" style:parent-style-name="Standard">
      <style:text-properties officeooo:paragraph-rsid="000067b8"/>
    </style:style>
    <style:style style:name="P12" style:family="paragraph" style:parent-style-name="Standard">
      <style:text-properties officeooo:paragraph-rsid="00031663"/>
    </style:style>
    <style:style style:name="P13" style:family="paragraph" style:parent-style-name="Standard">
      <style:text-properties officeooo:rsid="0003b3ec" officeooo:paragraph-rsid="0003b3ec"/>
    </style:style>
    <style:style style:name="P14" style:family="paragraph" style:parent-style-name="Standard">
      <style:text-properties officeooo:rsid="0003b3ec" officeooo:paragraph-rsid="00040509"/>
    </style:style>
    <style:style style:name="P15" style:family="paragraph" style:parent-style-name="Standard">
      <style:text-properties officeooo:paragraph-rsid="0003b3ec"/>
    </style:style>
    <style:style style:name="P16" style:family="paragraph" style:parent-style-name="Standard">
      <style:text-properties officeooo:rsid="00040509" officeooo:paragraph-rsid="00040509"/>
    </style:style>
    <style:style style:name="P17" style:family="paragraph" style:parent-style-name="Standard">
      <style:text-properties officeooo:paragraph-rsid="00040509"/>
    </style:style>
    <style:style style:name="P18" style:family="paragraph" style:parent-style-name="Text_20_body">
      <style:text-properties fo:font-weight="bold" style:language-asian="ar" style:country-asian="SA" style:font-weight-asian="bold" style:font-weight-complex="bold"/>
    </style:style>
    <style:style style:name="P19" style:family="paragraph" style:parent-style-name="Text_20_body">
      <style:text-properties fo:font-weight="normal" style:language-asian="ar" style:country-asian="SA" style:font-weight-asian="normal" style:font-weight-complex="normal"/>
    </style:style>
    <style:style style:name="P20" style:family="paragraph" style:parent-style-name="Text_20_body">
      <style:text-properties officeooo:rsid="0003b3ec" officeooo:paragraph-rsid="0003b3ec"/>
    </style:style>
    <style:style style:name="P21" style:family="paragraph" style:parent-style-name="Text_20_body">
      <style:paragraph-properties fo:margin-top="1.5835in" fo:margin-bottom="0.1665in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in" fo:margin-bottom="0.1665in" style:contextual-spacing="false" fo:text-align="center" style:justify-single-word="false"/>
    </style:style>
    <style:style style:name="P23" style:family="paragraph" style:parent-style-name="Text_20_body">
      <style:paragraph-properties style:writing-mode="lr-tb"/>
    </style:style>
    <style:style style:name="P24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25" style:family="paragraph" style:parent-style-name="Tabellen_20_Inhalt">
      <style:paragraph-properties fo:text-align="center" style:justify-single-word="false" fo:orphans="0" fo:widows="0" fo:hyphenation-ladder-count="no-limit" style:writing-mode="lr-tb"/>
      <style:text-properties style:use-window-font-color="true" fo:font-size="11pt" fo:language="de" fo:country="DE" officeooo:paragraph-rsid="000067b8" style:font-name-asian="Arial Unicode MS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P26" style:family="paragraph" style:parent-style-name="Tabellen_20_Inhalt">
      <style:paragraph-properties fo:text-align="center" style:justify-single-word="false" fo:orphans="0" fo:widows="0" fo:hyphenation-ladder-count="no-limit" style:writing-mode="lr-tb"/>
      <style:text-properties style:use-window-font-color="true" fo:font-size="11pt" fo:language="de" fo:country="DE" officeooo:paragraph-rsid="00031663" style:font-name-asian="Arial Unicode MS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P27" style:family="paragraph" style:parent-style-name="Tabellen_20_Inhalt">
      <style:paragraph-properties fo:text-align="center" style:justify-single-word="false" fo:orphans="0" fo:widows="0" fo:hyphenation-ladder-count="no-limit" style:writing-mode="lr-tb"/>
      <style:text-properties style:use-window-font-color="true" fo:font-size="11pt" fo:language="de" fo:country="DE" officeooo:paragraph-rsid="0003b3ec" style:font-name-asian="Arial Unicode MS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P28" style:family="paragraph" style:parent-style-name="Heading_20_3">
      <style:text-properties officeooo:paragraph-rsid="00040509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>
        <style:tab-stops>
          <style:tab-stop style:position="3.55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 style:snap-to-layout-grid="false"/>
    </style:style>
    <style:style style:name="P32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3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bold" style:font-name-asian="Times New Roman" style:font-size-asian="10pt" style:font-weight-asian="bold" style:font-size-complex="12pt"/>
    </style:style>
    <style:style style:name="P35" style:family="paragraph" style:parent-style-name="Table_20_Contents">
      <style:paragraph-properties>
        <style:tab-stops>
          <style:tab-stop style:position="3.552in" style:type="right"/>
        </style:tab-stops>
      </style:paragraph-properties>
    </style:style>
    <style:style style:name="P36" style:family="paragraph" style:parent-style-name="Table_20_Contents">
      <style:paragraph-properties style:snap-to-layout-grid="false">
        <style:tab-stops>
          <style:tab-stop style:position="3.552in" style:type="right"/>
        </style:tab-stops>
      </style:paragraph-properties>
    </style:style>
    <style:style style:name="P37" style:family="paragraph" style:parent-style-name="Table_20_Contents">
      <style:paragraph-properties style:snap-to-layout-grid="false"/>
    </style:style>
    <style:style style:name="P38" style:family="paragraph" style:parent-style-name="V-Modell-XT.Produktbeispiele.Überschrift">
      <style:text-properties fo:font-size="10pt" fo:font-weight="normal" style:font-size-asian="10pt" style:language-asian="ar" style:country-asian="SA" style:font-weight-asian="normal" style:font-size-complex="10pt" style:font-weight-complex="normal"/>
    </style:style>
    <style:style style:name="P39" style:family="paragraph" style:parent-style-name="V-Modell-XT.Produktbeispiele.Überschrift">
      <style:text-properties fo:font-size="10pt" fo:font-weight="bold" style:font-size-asian="10pt" style:language-asian="ar" style:country-asian="SA" style:font-weight-asian="bold" style:font-size-complex="10pt" style:font-weight-complex="bold"/>
    </style:style>
    <style:style style:name="P40" style:family="paragraph" style:parent-style-name="V-Modell-XT.Produktbeispiele.Überschrift">
      <style:text-properties fo:font-weight="normal" style:language-asian="ar" style:country-asian="SA" style:font-weight-asian="normal" style:font-weight-complex="normal"/>
    </style:style>
    <style:style style:name="P41" style:family="paragraph" style:parent-style-name="V-Modell-XT.Produktbeispiele.Überschrift">
      <style:paragraph-properties fo:break-before="page"/>
      <style:text-properties fo:font-size="10pt" fo:font-weight="bold" style:font-size-asian="10pt" style:language-asian="ar" style:country-asian="SA" style:font-weight-asian="bold" style:font-size-complex="10pt" style:font-weight-complex="bold"/>
    </style:style>
    <style:style style:name="P42" style:family="paragraph" style:parent-style-name="V-Modell-XT.Produktbeispiele.Überschrift">
      <style:paragraph-properties fo:margin-top="0.1654in" fo:margin-bottom="0.1654in" style:contextual-spacing="false"/>
      <style:text-properties fo:font-weight="normal" style:language-asian="ar" style:country-asian="SA" style:font-weight-asian="normal" style:font-weight-complex="normal"/>
    </style:style>
    <style:style style:name="P43" style:family="paragraph" style:parent-style-name="Tabellen_20_Inhalt">
      <style:paragraph-properties fo:text-align="center" style:justify-single-word="false"/>
    </style:style>
    <style:style style:name="P44" style:family="paragraph" style:parent-style-name="Tabellen_20_Inhalt">
      <style:paragraph-properties fo:text-align="center" style:justify-single-word="false"/>
      <style:text-properties officeooo:paragraph-rsid="000067b8"/>
    </style:style>
    <style:style style:name="P45" style:family="paragraph" style:parent-style-name="Tabellen_20_Inhalt">
      <style:paragraph-properties fo:text-align="center" style:justify-single-word="false"/>
      <style:text-properties officeooo:paragraph-rsid="00031663"/>
    </style:style>
    <style:style style:name="P46" style:family="paragraph" style:parent-style-name="Tabellen_20_Inhalt">
      <style:paragraph-properties fo:text-align="center" style:justify-single-word="false"/>
      <style:text-properties officeooo:paragraph-rsid="0003b3ec"/>
    </style:style>
    <style:style style:name="P47" style:family="paragraph" style:parent-style-name="Tabellen_20_Inhalt">
      <style:paragraph-properties fo:text-align="center" style:justify-single-word="false"/>
      <style:text-properties fo:font-weight="bold" officeooo:rsid="00020bc6" officeooo:paragraph-rsid="00020bc6" style:font-weight-asian="bold" style:font-weight-complex="bold"/>
    </style:style>
    <style:style style:name="P48" style:family="paragraph" style:parent-style-name="Tabellen_20_Inhalt">
      <style:paragraph-properties fo:text-align="center" style:justify-single-word="false"/>
      <style:text-properties fo:font-weight="bold" officeooo:rsid="00031663" officeooo:paragraph-rsid="00031663" style:font-weight-asian="bold" style:font-weight-complex="bold"/>
    </style:style>
    <style:style style:name="P49" style:family="paragraph" style:parent-style-name="Tabellen_20_Inhalt">
      <style:paragraph-properties fo:text-align="center" style:justify-single-word="false"/>
      <style:text-properties fo:font-weight="bold" officeooo:rsid="0003b3ec" officeooo:paragraph-rsid="0003b3ec" style:font-weight-asian="bold" style:font-weight-complex="bold"/>
    </style:style>
    <style:style style:name="P50" style:family="paragraph" style:parent-style-name="Tabellen_20_Inhalt">
      <style:text-properties fo:font-weight="normal" officeooo:rsid="000067b8" officeooo:paragraph-rsid="000067b8" style:font-weight-asian="normal" style:font-weight-complex="normal"/>
    </style:style>
    <style:style style:name="P51" style:family="paragraph" style:parent-style-name="Tabellen_20_Inhalt">
      <style:text-properties officeooo:rsid="000067b8" officeooo:paragraph-rsid="000067b8"/>
    </style:style>
    <style:style style:name="P52" style:family="paragraph" style:parent-style-name="Tabellen_20_Inhalt">
      <style:text-properties officeooo:paragraph-rsid="000067b8"/>
    </style:style>
    <style:style style:name="P53" style:family="paragraph" style:parent-style-name="Tabellen_20_Inhalt">
      <style:text-properties officeooo:rsid="00020bc6" officeooo:paragraph-rsid="00020bc6"/>
    </style:style>
    <style:style style:name="P54" style:family="paragraph" style:parent-style-name="Tabellen_20_Inhalt">
      <style:text-properties officeooo:rsid="00020bc6" officeooo:paragraph-rsid="00031663"/>
    </style:style>
    <style:style style:name="P55" style:family="paragraph" style:parent-style-name="Tabellen_20_Inhalt">
      <style:text-properties officeooo:rsid="00020bc6" officeooo:paragraph-rsid="0005de3c"/>
    </style:style>
    <style:style style:name="P56" style:family="paragraph" style:parent-style-name="Tabellen_20_Inhalt">
      <style:text-properties officeooo:paragraph-rsid="00031663"/>
    </style:style>
    <style:style style:name="P57" style:family="paragraph" style:parent-style-name="Tabellen_20_Inhalt">
      <style:text-properties officeooo:rsid="00031663" officeooo:paragraph-rsid="00031663"/>
    </style:style>
    <style:style style:name="P58" style:family="paragraph" style:parent-style-name="Tabellen_20_Inhalt">
      <style:paragraph-properties fo:text-align="center" style:justify-single-word="false"/>
      <style:text-properties officeooo:rsid="00031663" officeooo:paragraph-rsid="00031663"/>
    </style:style>
    <style:style style:name="P59" style:family="paragraph" style:parent-style-name="Tabellen_20_Inhalt">
      <style:text-properties officeooo:paragraph-rsid="0003b3ec"/>
    </style:style>
    <style:style style:name="P60" style:family="paragraph" style:parent-style-name="Tabellen_20_Inhalt">
      <style:text-properties officeooo:rsid="0003b3ec" officeooo:paragraph-rsid="0003b3ec"/>
    </style:style>
    <style:style style:name="P61" style:family="paragraph" style:parent-style-name="Standard" style:list-style-name="WW8Num3"/>
    <style:style style:name="P62" style:family="paragraph" style:parent-style-name="Standard" style:list-style-name="WW8Num3">
      <style:text-properties officeooo:rsid="00040509" officeooo:paragraph-rsid="00040509"/>
    </style:style>
    <style:style style:name="P63" style:family="paragraph" style:parent-style-name="Standard">
      <style:text-properties fo:font-weight="normal" officeooo:rsid="000628d1" officeooo:paragraph-rsid="000628d1" style:language-asian="ar" style:country-asian="SA" style:font-weight-asian="normal" style:font-weight-complex="normal"/>
    </style:style>
    <style:style style:name="P64" style:family="paragraph" style:parent-style-name="V-Modell-XT.Produktbeispiele.Überschrift" style:list-style-name="WW8Num4">
      <style:text-properties fo:font-size="10pt" fo:font-weight="normal" style:font-size-asian="10pt" style:language-asian="ar" style:country-asian="SA" style:font-weight-asian="normal" style:font-size-complex="10pt" style:font-weight-complex="normal"/>
    </style:style>
    <style:style style:name="P65" style:family="paragraph" style:parent-style-name="Tabellen_20_Inhalt">
      <style:text-properties officeooo:rsid="00031663" officeooo:paragraph-rsid="00031663"/>
    </style:style>
    <style:style style:name="P66" style:family="paragraph" style:parent-style-name="Tabellen_20_Inhalt">
      <style:paragraph-properties fo:text-align="start" style:justify-single-word="false"/>
      <style:text-properties officeooo:rsid="0003b3ec" officeooo:paragraph-rsid="0003b3ec"/>
    </style:style>
    <style:style style:name="P67" style:family="paragraph" style:parent-style-name="Text_20_body" style:master-page-name="Standard">
      <style:paragraph-properties style:page-number="auto"/>
    </style:style>
    <style:style style:name="T1" style:family="text">
      <style:text-properties fo:font-size="10pt" style:font-size-asian="10pt" style:language-asian="de" style:country-asian="DE" style:font-name-complex="Arial" style:font-size-complex="10pt"/>
    </style:style>
    <style:style style:name="T2" style:family="text">
      <style:text-properties fo:font-size="10pt" fo:font-weight="bold" style:font-size-asian="10pt" style:language-asian="de" style:country-asian="DE" style:font-weight-asian="bold" style:font-name-complex="Arial" style:font-size-complex="10pt" style:font-weight-complex="bold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size="14pt" style:font-size-asian="14pt" style:language-asian="de" style:country-asian="DE" style:font-name-complex="Arial" style:font-size-complex="14pt"/>
    </style:style>
    <style:style style:name="T5" style:family="text">
      <style:text-properties officeooo:rsid="00020bc6"/>
    </style:style>
    <style:style style:name="T6" style:family="text">
      <style:text-properties officeooo:rsid="00031663"/>
    </style:style>
    <style:style style:name="T7" style:family="text">
      <style:text-properties officeooo:rsid="00040509"/>
    </style:style>
    <style:style style:name="T8" style:family="text">
      <style:text-properties officeooo:rsid="0005d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63">Terminals</text:p>
      <text:p text:style-name="P63"/>
      <text:p text:style-name="P63">TermBus</text:p>
      <text:p text:style-name="P63"><text:tab/>Wenn man eine Karte einsteckt wird der Zähler für die Anzahl an Busfahrten <text:tab/>hochgezählt.</text:p>
      <text:p text:style-name="P63">TermSehenswürdigkeiten</text:p>
      <text:p text:style-name="P63"><text:tab/>Ermöglicht setzen von einzelnen Sehenswürdigkeits-bits auf einer Karte.</text:p>
      <text:p text:style-name="P63">TermData</text:p>
      <text:p text:style-name="P63"><text:tab/>Liest Informationen wie CardId und Anzahl an Busfahrten aus.</text:p>
      <text:p text:style-name="P63"/>
      <text:p text:style-name="P39">5. <text:s/>Funktionale Anforderungen </text:p>
      <text:p text:style-name="Heading_20_3">Use Cas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ID</text:p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Standard">Name</text:p>
          </table:table-cell>
          <table:table-cell table:style-name="Table2.B2" office:value-type="string">
            <text:p text:style-name="P13">Sehenswürdigkeiten speichern</text:p>
          </table:table-cell>
        </table:table-row>
        <table:table-row table:style-name="Table2.1">
          <table:table-cell table:style-name="Table2.A3" office:value-type="string">
            <text:p text:style-name="Standard">Akteur</text:p>
          </table:table-cell>
          <table:table-cell table:style-name="Table2.B3" office:value-type="string">
            <text:p text:style-name="Standard">Kurgast</text:p>
          </table:table-cell>
        </table:table-row>
        <table:table-row table:style-name="Table2.1">
          <table:table-cell table:style-name="Table2.A4" office:value-type="string">
            <text:p text:style-name="Standard">Beschreibung</text:p>
          </table:table-cell>
          <table:table-cell table:style-name="Table2.B4" office:value-type="string">
            <text:p text:style-name="P13">Der Kurgast kann wenn er eine Sehenwürdigkeit besucht, sie als Besucht auf seiner Karte markieren lassen.</text:p>
          </table:table-cell>
        </table:table-row>
        <table:table-row table:style-name="Table2.1">
          <table:table-cell table:style-name="Table2.A5" office:value-type="string">
            <text:p text:style-name="Standard">Auslöser, Motivation</text:p>
          </table:table-cell>
          <table:table-cell table:style-name="Table2.B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Standard">Eingehende Daten</text:p>
          </table:table-cell>
          <table:table-cell table:style-name="Table2.B6" office:value-type="string">
            <text:p text:style-name="P13">Nummer der Sehenswürdigkeit</text:p>
          </table:table-cell>
        </table:table-row>
        <table:table-row table:style-name="Table2.1">
          <table:table-cell table:style-name="Table2.A7" office:value-type="string">
            <text:p text:style-name="Standard">Vorbedingungen</text:p>
          </table:table-cell>
          <table:table-cell table:style-name="Table2.B7" office:value-type="string">
            <text:p text:style-name="Standard">Die Chipkarte muss initialisiert sein.</text:p>
          </table:table-cell>
        </table:table-row>
        <table:table-row table:style-name="Table2.1">
          <table:table-cell table:style-name="Table2.A8" office:value-type="string">
            <text:p text:style-name="Standard">Ergebnisse</text:p>
          </table:table-cell>
          <table:table-cell table:style-name="Table2.B8" office:value-type="string">
            <text:p text:style-name="P16">Der Besuchd er Sehenswürdigkeit ist fest auf der Karte vermerkt</text:p>
          </table:table-cell>
        </table:table-row>
        <table:table-row table:style-name="Table2.1">
          <table:table-cell table:style-name="Table2.A9" office:value-type="string">
            <text:p text:style-name="Standard">Nachbedingung</text:p>
          </table:table-cell>
          <table:table-cell table:style-name="Table2.B9" office:value-type="string">
            <text:p text:style-name="Standard"/>
          </table:table-cell>
        </table:table-row>
        <table:table-row table:style-name="Table2.1">
          <table:table-cell table:style-name="Table2.A10" office:value-type="string">
            <text:p text:style-name="Standard">Ablauf</text:p>
          </table:table-cell>
          <table:table-cell table:style-name="Table2.B10" office:value-type="string">
            <text:list xml:id="list5376698617543565137" text:style-name="WW8Num3">
              <text:list-item>
                <text:p text:style-name="P61">Kurgast führt Chipkarte in das Terminal ein</text:p>
              </text:list-item>
              <text:list-item>
                <text:p text:style-name="P62">Terminal übergibt der Karte eine Bitmaske mit seiner Id</text:p>
              </text:list-item>
              <text:list-item>
                <text:p text:style-name="P62">Sehenswürdigkeit wird auf der Karte vermerkt</text:p>
              </text:list-item>
              <text:list-item>
                <text:p text:style-name="P61">Gast zieht die Chipkarte aus dem Terminal</text:p>
              </text:list-item>
            </text:list>
          </table:table-cell>
        </table:table-row>
        <table:table-row table:style-name="Table2.1">
          <table:table-cell table:style-name="Table2.A11" office:value-type="string">
            <text:p text:style-name="Standard">Offene Punkte Liste</text:p>
          </table:table-cell>
          <table:table-cell table:style-name="Table2.B11" office:value-type="string">
            <text:p text:style-name="P6"/>
          </table:table-cell>
        </table:table-row>
        <table:table-row table:style-name="Table2.1">
          <table:table-cell table:style-name="Table2.A12" office:value-type="string">
            <text:p text:style-name="Standard">Änderungshistorie</text:p>
          </table:table-cell>
          <table:table-cell table:style-name="Table2.B12" office:value-type="string">
            <text:p text:style-name="P6"/>
          </table:table-cell>
        </table:table-row>
      </table:table>
      <text:p text:style-name="P28">Use Case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ID</text:p>
          </table:table-cell>
          <table:table-cell table:style-name="Table9.B1" office:value-type="string">
            <text:p text:style-name="P4"/>
          </table:table-cell>
        </table:table-row>
        <table:table-row table:style-name="Table9.1">
          <table:table-cell table:style-name="Table9.A2" office:value-type="string">
            <text:p text:style-name="P17">Name</text:p>
          </table:table-cell>
          <table:table-cell table:style-name="Table9.B2" office:value-type="string">
            <text:p text:style-name="P16">Belohung für Besuch aller Sehenswürdigkeiten</text:p>
          </table:table-cell>
        </table:table-row>
        <table:table-row table:style-name="Table9.1">
          <table:table-cell table:style-name="Table9.A3" office:value-type="string">
            <text:p text:style-name="P17">Akteur</text:p>
          </table:table-cell>
          <table:table-cell table:style-name="Table9.B3" office:value-type="string">
            <text:p text:style-name="P17">Kurgast</text:p>
          </table:table-cell>
        </table:table-row>
        <table:table-row table:style-name="Table9.1">
          <table:table-cell table:style-name="Table9.A4" office:value-type="string">
            <text:p text:style-name="P17">Beschreibung</text:p>
          </table:table-cell>
          <table:table-cell table:style-name="Table9.B4" office:value-type="string">
            <text:p text:style-name="P16">Hat der Kurgast alle Sehenswürdigkeiten besucht, kann er zu einem Terminal gehen und seinen Gewinn dort abholen (BonusPunkte????)</text:p>
          </table:table-cell>
        </table:table-row>
        <table:table-row table:style-name="Table9.1">
          <table:table-cell table:style-name="Table9.A5" office:value-type="string">
            <text:p text:style-name="P17">Auslöser, Motivation</text:p>
          </table:table-cell>
          <table:table-cell table:style-name="Table9.B5" office:value-type="string">
            <text:p text:style-name="P7"/>
          </table:table-cell>
        </table:table-row>
        <table:table-row table:style-name="Table9.1">
          <table:table-cell table:style-name="Table9.A6" office:value-type="string">
            <text:p text:style-name="P17">Eingehende Daten</text:p>
          </table:table-cell>
          <table:table-cell table:style-name="Table9.B6" office:value-type="string">
            <text:p text:style-name="P14">Sehenswürdigkeit<text:span text:style-name="T7">sbitmaske</text:span></text:p>
          </table:table-cell>
        </table:table-row>
        <table:table-row table:style-name="Table9.1">
          <table:table-cell table:style-name="Table9.A7" office:value-type="string">
            <text:p text:style-name="P17">Vorbedingungen</text:p>
          </table:table-cell>
          <table:table-cell table:style-name="Table9.B7" office:value-type="string">
            <text:p text:style-name="P17">Die Chipkarte muss initialisiert sein.</text:p>
          </table:table-cell>
        </table:table-row>
        <table:table-row table:style-name="Table9.1">
          <table:table-cell table:style-name="Table9.A8" office:value-type="string">
            <text:p text:style-name="P17">Ergebnisse</text:p>
          </table:table-cell>
          <table:table-cell table:style-name="Table9.B8" office:value-type="string">
            <text:p text:style-name="P16">Der Besuchd er Sehenswürdigkeit ist fest auf der Karte vermerkt</text:p>
          </table:table-cell>
        </table:table-row>
        <table:table-row table:style-name="Table9.1">
          <table:table-cell table:style-name="Table9.A9" office:value-type="string">
            <text:p text:style-name="P17">Nachbedingung</text:p>
          </table:table-cell>
          <table:table-cell table:style-name="Table9.B9" office:value-type="string">
            <text:p text:style-name="P17"/>
          </table:table-cell>
        </table:table-row>
        <table:table-row table:style-name="Table9.1">
          <table:table-cell table:style-name="Table9.A10" office:value-type="string">
            <text:p text:style-name="P17">Ablauf</text:p>
          </table:table-cell>
          <table:table-cell table:style-name="Table9.B10" office:value-type="string">
            <text:p text:style-name="P16">1. Kurgast hält seine Karte an Terminal.</text:p>
            <text:p text:style-name="P16">2. Terminal holt sich die Besuchten Attraktionen von der Karte.</text:p>
            <text:p text:style-name="P16">3. Terminal prüft ob alle Sehenswürdigkeiten besucht wurden.</text:p>
            <text:p text:style-name="P16">4a. Schreibe Kurgast Bonuspunkte gut</text:p>
          </table:table-cell>
        </table:table-row>
        <table:table-row table:style-name="Table9.1">
          <table:table-cell table:style-name="Table9.A11" office:value-type="string">
            <text:p text:style-name="P16">Alternativer Ablauf</text:p>
          </table:table-cell>
          <table:table-cell table:style-name="Table9.B11" office:value-type="string">
            <text:p text:style-name="P16">4b Nicht alle Sehenswürdigkeiten besucht → Fehlermeldung</text:p>
          </table:table-cell>
        </table:table-row>
        <table:table-row table:style-name="Table9.1">
          <table:table-cell table:style-name="Table9.A12" office:value-type="string">
            <text:p text:style-name="P17">Offene Punkte Liste</text:p>
          </table:table-cell>
          <table:table-cell table:style-name="Table9.B12" office:value-type="string">
            <text:p text:style-name="P7"/>
          </table:table-cell>
        </table:table-row>
        <table:table-row table:style-name="Table9.1">
          <table:table-cell table:style-name="Table9.A13" office:value-type="string">
            <text:p text:style-name="P17">Änderungshistorie</text:p>
          </table:table-cell>
          <table:table-cell table:style-name="Table9.B13" office:value-type="string">
            <text:p text:style-name="P7"/>
          </table:table-cell>
        </table:table-row>
      </table:table>
      <text:p text:style-name="P28"><text:soft-page-break/></text:p>
      <text:p text:style-name="P39">6. <text:s/>Nichtfunktionale Anforderungen </text:p>
      <text:p text:style-name="P38">z.B Zuverlässigkeit, Antwortszeit </text:p>
      <text:p text:style-name="P39">7. <text:s/>Qualitätsanforderungen </text:p>
      <text:p text:style-name="P39">8. <text:s/>Weiteres</text:p>
      <text:p text:style-name="P39">Hardware</text:p>
      <text:p text:style-name="P38">Kartenleser:</text:p>
      <text:p text:style-name="P38"><text:tab/>center Kartenleser PX-1178-675</text:p>
      <text:p text:style-name="P38">Chipkarte:</text:p>
      <text:p text:style-name="P38"><text:tab/>BasicCard<text:line-break/><text:tab/>ZeitControl cardsystems GmbH<text:line-break/><text:tab/>Enhanced ZC3.9</text:p>
      <text:p text:style-name="P39">Software</text:p>
      <text:p text:style-name="P38">ZeitControl BasicCard Development Environment Version 8.26</text:p>
      <text:p text:style-name="P38">Virtuelle Karte:</text:p>
      <text:p text:style-name="P38"><text:tab/>Enhanced BasicCard ZC3.9 </text:p>
      <text:p text:style-name="P40"/>
      <text:p text:style-name="P18"/>
      <text:p text:style-name="P18"/>
      <text:p text:style-name="P18"/>
      <text:p text:style-name="P18">APDU-Spezifikation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7" office:value-type="string">
            <text:p text:style-name="P47">GetBitMas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7" office:value-type="string">
            <text:p text:style-name="P44">Command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52">CLA</text:p>
          </table:table-cell>
          <table:table-cell table:style-name="Table3.B3" office:value-type="string">
            <text:p text:style-name="P52">INS</text:p>
          </table:table-cell>
          <table:table-cell table:style-name="Table3.C3" office:value-type="string">
            <text:p text:style-name="P52">P1</text:p>
          </table:table-cell>
          <table:table-cell table:style-name="Table3.D3" office:value-type="string">
            <text:p text:style-name="P52">P2</text:p>
          </table:table-cell>
          <table:table-cell table:style-name="Table3.E3" office:value-type="string">
            <text:p text:style-name="P52">Lc</text:p>
          </table:table-cell>
          <table:table-cell table:style-name="Table3.F3" office:value-type="string">
            <text:p text:style-name="P52">DataField</text:p>
          </table:table-cell>
          <table:table-cell table:style-name="Table3.G3" office:value-type="string">
            <text:p text:style-name="P52">Le</text:p>
          </table:table-cell>
        </table:table-row>
        <table:table-row table:style-name="Table3.1">
          <table:table-cell table:style-name="Table3.A4" office:value-type="string">
            <text:p text:style-name="P52">&amp;H88</text:p>
          </table:table-cell>
          <table:table-cell table:style-name="Table3.B4" office:value-type="string">
            <text:p text:style-name="P52">&amp;H4<text:span text:style-name="T5">6</text:span></text:p>
          </table:table-cell>
          <table:table-cell table:style-name="Table3.C4" office:value-type="string">
            <text:p text:style-name="P52">0x00</text:p>
          </table:table-cell>
          <table:table-cell table:style-name="Table3.D4" office:value-type="string">
            <text:p text:style-name="P52">0x00</text:p>
          </table:table-cell>
          <table:table-cell table:style-name="Table3.E4" office:value-type="string">
            <text:p text:style-name="P52">0x00</text:p>
          </table:table-cell>
          <table:table-cell table:style-name="Table3.F4" office:value-type="string">
            <text:p text:style-name="P53">BitMask</text:p>
          </table:table-cell>
          <table:table-cell table:style-name="Table3.G4" office:value-type="string">
            <text:p text:style-name="P52">N/A</text:p>
          </table:table-cell>
        </table:table-row>
        <table:table-row table:style-name="Table3.1">
          <table:table-cell table:style-name="Table3.A5" table:number-columns-spanned="7" office:value-type="string">
            <text:p text:style-name="P55">BitMask – <text:span text:style-name="T8">Rückgabewert: </text:span>Ein Long Wert bei dem jedes Bit den Status Sehenswürdigkeit Nr. Pos. <text:s text:c="80"/>besuch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7" office:value-type="string">
            <text:p text:style-name="P25">Response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7" table:number-columns-spanned="2" office:value-type="string">
            <text:p text:style-name="P52">Optional data</text:p>
          </table:table-cell>
          <table:covered-table-cell/>
          <table:table-cell table:style-name="Table3.C7" table:number-columns-spanned="3" office:value-type="string">
            <text:p text:style-name="P11">Status word</text:p>
          </table:table-cell>
          <table:covered-table-cell/>
          <table:covered-table-cell/>
          <table:table-cell table:style-name="Table3.F7" table:number-columns-spanned="2" office:value-type="string">
            <text:p text:style-name="P11">Meaning of status word</text:p>
          </table:table-cell>
          <table:covered-table-cell/>
        </table:table-row>
      </table:table>
      <text:p text:style-name="P20"/>
      <text:p text:style-name="P20">Gibt die Bitmaske als Long zurück. Sind zb das erste und zweite gesetzt, erhält man 3 zurück. Die Bitmaske ist 32bit lang, weswegen man maximal 32 Sehenswürdigkeiten kontrollieren kann.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G"/>
        <text:soft-page-break/>
        <table:table-row table:style-name="Table5.1">
          <table:table-cell table:style-name="Table5.A1" table:number-columns-spanned="7" office:value-type="string">
            <text:p text:style-name="P48">SetBitMas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7" office:value-type="string">
            <text:p text:style-name="P45">Command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56">CLA</text:p>
          </table:table-cell>
          <table:table-cell table:style-name="Table5.B3" office:value-type="string">
            <text:p text:style-name="P56">INS</text:p>
          </table:table-cell>
          <table:table-cell table:style-name="Table5.C3" office:value-type="string">
            <text:p text:style-name="P56">P1</text:p>
          </table:table-cell>
          <table:table-cell table:style-name="Table5.D3" office:value-type="string">
            <text:p text:style-name="P56">P2</text:p>
          </table:table-cell>
          <table:table-cell table:style-name="Table5.E3" office:value-type="string">
            <text:p text:style-name="P56">Lc</text:p>
          </table:table-cell>
          <table:table-cell table:style-name="Table5.F3" office:value-type="string">
            <text:p text:style-name="P56">DataField</text:p>
          </table:table-cell>
          <table:table-cell table:style-name="Table5.G3" office:value-type="string">
            <text:p text:style-name="P56">Le</text:p>
          </table:table-cell>
        </table:table-row>
        <table:table-row table:style-name="Table5.1">
          <table:table-cell table:style-name="Table5.A4" office:value-type="string">
            <text:p text:style-name="P56">&amp;H88</text:p>
          </table:table-cell>
          <table:table-cell table:style-name="Table5.B4" office:value-type="string">
            <text:p text:style-name="P56">&amp;H4<text:span text:style-name="T6">8</text:span></text:p>
          </table:table-cell>
          <table:table-cell table:style-name="Table5.C4" office:value-type="string">
            <text:p text:style-name="P56">0x00</text:p>
          </table:table-cell>
          <table:table-cell table:style-name="Table5.D4" office:value-type="string">
            <text:p text:style-name="P56">0x00</text:p>
          </table:table-cell>
          <table:table-cell table:style-name="Table5.E4" office:value-type="string">
            <text:p text:style-name="P56">0x0<text:span text:style-name="T6">1</text:span></text:p>
          </table:table-cell>
          <table:table-cell table:style-name="Table5.F4" office:value-type="string">
            <text:p text:style-name="P54">BitMask</text:p>
          </table:table-cell>
          <table:table-cell table:style-name="Table5.G4" office:value-type="string">
            <text:p text:style-name="P56">N/A</text:p>
          </table:table-cell>
        </table:table-row>
        <table:table-row table:style-name="Table5.1">
          <table:table-cell table:style-name="Table5.A5" table:number-columns-spanned="7" office:value-type="string">
            <text:p text:style-name="P54">BitMask – <text:span text:style-name="T6">Long Wert der auf die bisherige Maske geodert werden soll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7" office:value-type="string">
            <text:p text:style-name="P26">Response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7" table:number-columns-spanned="2" office:value-type="string">
            <text:p text:style-name="P56">Optional data</text:p>
          </table:table-cell>
          <table:covered-table-cell/>
          <table:table-cell table:style-name="Table5.C7" table:number-columns-spanned="3" office:value-type="string">
            <text:p text:style-name="P12">Status word</text:p>
          </table:table-cell>
          <table:covered-table-cell/>
          <table:covered-table-cell/>
          <table:table-cell table:style-name="Table5.F7" table:number-columns-spanned="2" office:value-type="string">
            <text:p text:style-name="P12">Meaning of status word</text:p>
          </table:table-cell>
          <table:covered-table-cell/>
        </table:table-row>
      </table:table>
      <text:p text:style-name="P13"/>
      <text:p text:style-name="P13">Setzt ein Bit in der Maske durch einen übergebenen Longwert. So setzt ein Wert von 8 zB das vierte Bit.Setzt man das gleiche mehrmals so bleibt sein Wert stehts 1. Es ist nicht möglich ein bereits gesetzes Bit wieder auf 0 zu setzen. Da ein Long 32bit lang ist kann man natürlich nur 32 Sehenswürdigkeiten setzen</text:p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table:number-columns-spanned="7" office:value-type="string">
            <text:p text:style-name="P48">GetBusFa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7" office:value-type="string">
            <text:p text:style-name="P45">Command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56">CLA</text:p>
          </table:table-cell>
          <table:table-cell table:style-name="Table6.B3" office:value-type="string">
            <text:p text:style-name="P56">INS</text:p>
          </table:table-cell>
          <table:table-cell table:style-name="Table6.C3" office:value-type="string">
            <text:p text:style-name="P56">P1</text:p>
          </table:table-cell>
          <table:table-cell table:style-name="Table6.D3" office:value-type="string">
            <text:p text:style-name="P56">P2</text:p>
          </table:table-cell>
          <table:table-cell table:style-name="Table6.E3" office:value-type="string">
            <text:p text:style-name="P56">Lc</text:p>
          </table:table-cell>
          <table:table-cell table:style-name="Table6.F3" office:value-type="string">
            <text:p text:style-name="P56">DataField</text:p>
          </table:table-cell>
          <table:table-cell table:style-name="Table6.G3" office:value-type="string">
            <text:p text:style-name="P56">Le</text:p>
          </table:table-cell>
        </table:table-row>
        <table:table-row table:style-name="Table6.1">
          <table:table-cell table:style-name="Table6.A4" office:value-type="string">
            <text:p text:style-name="P56">&amp;H88</text:p>
          </table:table-cell>
          <table:table-cell table:style-name="Table6.B4" office:value-type="string">
            <text:p text:style-name="P56">&amp;H4<text:span text:style-name="T6">8</text:span></text:p>
          </table:table-cell>
          <table:table-cell table:style-name="Table6.C4" office:value-type="string">
            <text:p text:style-name="P56">0x00</text:p>
          </table:table-cell>
          <table:table-cell table:style-name="Table6.D4" office:value-type="string">
            <text:p text:style-name="P56">0x00</text:p>
          </table:table-cell>
          <table:table-cell table:style-name="Table6.E4" office:value-type="string">
            <text:p text:style-name="P56">0x0<text:span text:style-name="T6">0</text:span></text:p>
          </table:table-cell>
          <table:table-cell table:style-name="Table6.F4" office:value-type="string">
            <text:p text:style-name="P57">BusFares</text:p>
          </table:table-cell>
          <table:table-cell table:style-name="Table6.G4" office:value-type="string">
            <text:p text:style-name="P56">N/A</text:p>
          </table:table-cell>
        </table:table-row>
        <table:table-row table:style-name="Table6.1">
          <table:table-cell table:style-name="Table6.A5" table:number-columns-spanned="7" office:value-type="string">
            <text:p text:style-name="P55"><text:span text:style-name="T6">BusFares</text:span> – <text:span text:style-name="T8">Rückgabewert: Integer Wert wie oft ist der Besitzer der Karte Bus gefahr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7" office:value-type="string">
            <text:p text:style-name="P26">Response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7" table:number-columns-spanned="2" office:value-type="string">
            <text:p text:style-name="P56">Optional data</text:p>
          </table:table-cell>
          <table:covered-table-cell/>
          <table:table-cell table:style-name="Table6.C7" table:number-columns-spanned="3" office:value-type="string">
            <text:p text:style-name="P12">Status word</text:p>
          </table:table-cell>
          <table:covered-table-cell/>
          <table:covered-table-cell/>
          <table:table-cell table:style-name="Table6.F7" table:number-columns-spanned="2" office:value-type="string">
            <text:p text:style-name="P12">Meaning of status word</text:p>
          </table:table-cell>
          <table:covered-table-cell/>
        </table:table-row>
      </table:table>
      <text:p text:style-name="P10"/>
      <text:p text:style-name="P10">Gibt die Anzahl an Busfahrten zurück die der Besitzer der Karte getätigt hat.</text:p>
      <text:p text:style-name="P8"/>
      <text:p text:style-name="P8"/>
      <text:p text:style-name="P8"/>
      <text:p text:style-name="P8"/>
      <text:p text:style-name="P8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table:number-columns-spanned="7" office:value-type="string">
            <text:p text:style-name="P48">IncrementBusFa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7" office:value-type="string">
            <text:p text:style-name="P45">Command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56">CLA</text:p>
          </table:table-cell>
          <table:table-cell table:style-name="Table7.B3" office:value-type="string">
            <text:p text:style-name="P56">INS</text:p>
          </table:table-cell>
          <table:table-cell table:style-name="Table7.C3" office:value-type="string">
            <text:p text:style-name="P56">P1</text:p>
          </table:table-cell>
          <table:table-cell table:style-name="Table7.D3" office:value-type="string">
            <text:p text:style-name="P56">P2</text:p>
          </table:table-cell>
          <table:table-cell table:style-name="Table7.E3" office:value-type="string">
            <text:p text:style-name="P56">Lc</text:p>
          </table:table-cell>
          <table:table-cell table:style-name="Table7.F3" office:value-type="string">
            <text:p text:style-name="P56">DataField</text:p>
          </table:table-cell>
          <table:table-cell table:style-name="Table7.G3" office:value-type="string">
            <text:p text:style-name="P56">Le</text:p>
          </table:table-cell>
        </table:table-row>
        <table:table-row table:style-name="Table7.1">
          <table:table-cell table:style-name="Table7.A4" office:value-type="string">
            <text:p text:style-name="P56">&amp;H88</text:p>
          </table:table-cell>
          <table:table-cell table:style-name="Table7.B4" office:value-type="string">
            <text:p text:style-name="P56">&amp;H4<text:span text:style-name="T6">8</text:span></text:p>
          </table:table-cell>
          <table:table-cell table:style-name="Table7.C4" office:value-type="string">
            <text:p text:style-name="P56">0x00</text:p>
          </table:table-cell>
          <table:table-cell table:style-name="Table7.D4" office:value-type="string">
            <text:p text:style-name="P56">0x00</text:p>
          </table:table-cell>
          <table:table-cell table:style-name="Table7.E4" office:value-type="string">
            <text:p text:style-name="P56">0x0<text:span text:style-name="T6">0</text:span></text:p>
          </table:table-cell>
          <table:table-cell table:style-name="Table7.F4" office:value-type="string">
            <text:p text:style-name="P58">-</text:p>
          </table:table-cell>
          <table:table-cell table:style-name="Table7.G4" office:value-type="string">
            <text:p text:style-name="P56">N/A</text:p>
          </table:table-cell>
        </table:table-row>
        <table:table-row table:style-name="Table7.1">
          <table:table-cell table:style-name="Table7.A5" table:number-columns-spanned="7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7" office:value-type="string">
            <text:p text:style-name="P26">Response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7" table:number-columns-spanned="2" office:value-type="string">
            <text:p text:style-name="P56">Optional data</text:p>
          </table:table-cell>
          <table:covered-table-cell/>
          <table:table-cell table:style-name="Table7.C7" table:number-columns-spanned="3" office:value-type="string">
            <text:p text:style-name="P12">Status word</text:p>
          </table:table-cell>
          <table:covered-table-cell/>
          <table:covered-table-cell/>
          <table:table-cell table:style-name="Table7.F7" table:number-columns-spanned="2" office:value-type="string">
            <text:p text:style-name="P12">Meaning of status word</text:p>
          </table:table-cell>
          <table:covered-table-cell/>
        </table:table-row>
      </table:table>
      <text:p text:style-name="P10"/>
      <text:p text:style-name="P10">Inkrementiert die Anzahl der getätigten Busfahrten, findet in Termnials in Bussen verwendung</text:p>
      <text:p text:style-name="P8"/>
      <text:p text:style-name="P8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7" office:value-type="string">
            <text:p text:style-name="P49">GetCardI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7" office:value-type="string">
            <text:p text:style-name="P46">Command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59">CLA</text:p>
          </table:table-cell>
          <table:table-cell table:style-name="Table8.B3" office:value-type="string">
            <text:p text:style-name="P59">INS</text:p>
          </table:table-cell>
          <table:table-cell table:style-name="Table8.C3" office:value-type="string">
            <text:p text:style-name="P59">P1</text:p>
          </table:table-cell>
          <table:table-cell table:style-name="Table8.D3" office:value-type="string">
            <text:p text:style-name="P59">P2</text:p>
          </table:table-cell>
          <table:table-cell table:style-name="Table8.E3" office:value-type="string">
            <text:p text:style-name="P59">Lc</text:p>
          </table:table-cell>
          <table:table-cell table:style-name="Table8.F3" office:value-type="string">
            <text:p text:style-name="P59">DataField</text:p>
          </table:table-cell>
          <table:table-cell table:style-name="Table8.G3" office:value-type="string">
            <text:p text:style-name="P59">Le</text:p>
          </table:table-cell>
        </table:table-row>
        <table:table-row table:style-name="Table8.1">
          <table:table-cell table:style-name="Table8.A4" office:value-type="string">
            <text:p text:style-name="P59">&amp;H88</text:p>
          </table:table-cell>
          <table:table-cell table:style-name="Table8.B4" office:value-type="string">
            <text:p text:style-name="P59">&amp;H4<text:span text:style-name="T6">8</text:span></text:p>
          </table:table-cell>
          <table:table-cell table:style-name="Table8.C4" office:value-type="string">
            <text:p text:style-name="P59">0x00</text:p>
          </table:table-cell>
          <table:table-cell table:style-name="Table8.D4" office:value-type="string">
            <text:p text:style-name="P59">0x00</text:p>
          </table:table-cell>
          <table:table-cell table:style-name="Table8.E4" office:value-type="string">
            <text:p text:style-name="P59">0x0<text:span text:style-name="T6">0</text:span></text:p>
          </table:table-cell>
          <table:table-cell table:style-name="Table8.F4" office:value-type="string">
            <text:p text:style-name="P66">CardId</text:p>
          </table:table-cell>
          <table:table-cell table:style-name="Table8.G4" office:value-type="string">
            <text:p text:style-name="P59">N/A</text:p>
          </table:table-cell>
        </table:table-row>
        <text:soft-page-break/>
        <table:table-row table:style-name="Table8.1">
          <table:table-cell table:style-name="Table8.A5" table:number-columns-spanned="7" office:value-type="string">
            <text:p text:style-name="P60">CardId – <text:span text:style-name="T8">Rückgabewert: </text:span>Id der Kar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7" office:value-type="string">
            <text:p text:style-name="P27">Response APD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7" table:number-columns-spanned="2" office:value-type="string">
            <text:p text:style-name="P59">Optional data</text:p>
          </table:table-cell>
          <table:covered-table-cell/>
          <table:table-cell table:style-name="Table8.C7" table:number-columns-spanned="3" office:value-type="string">
            <text:p text:style-name="P15">Status word</text:p>
          </table:table-cell>
          <table:covered-table-cell/>
          <table:covered-table-cell/>
          <table:table-cell table:style-name="Table8.F7" table:number-columns-spanned="2" office:value-type="string">
            <text:p text:style-name="P15">Meaning of status word</text:p>
          </table:table-cell>
          <table:covered-table-cell/>
        </table:table-row>
        <table:table-row table:style-name="Table8.1">
          <table:table-cell table:style-name="Table8.A8" table:number-columns-spanned="2" office:value-type="string">
            <text:p text:style-name="P59"/>
          </table:table-cell>
          <table:covered-table-cell/>
          <table:table-cell table:style-name="Table8.C8" table:number-columns-spanned="3" office:value-type="string">
            <text:p text:style-name="P13">H8800</text:p>
          </table:table-cell>
          <table:covered-table-cell/>
          <table:covered-table-cell/>
          <table:table-cell table:style-name="Table8.F8" table:number-columns-spanned="2" office:value-type="string">
            <text:p text:style-name="P13">Karte nicht personalisiert</text:p>
          </table:table-cell>
          <table:covered-table-cell/>
        </table:table-row>
      </table:table>
      <text:p text:style-name="P9"/>
      <text:p text:style-name="P10">Gibt die Identifikationsnummer der Karte zurück.</text:p>
      <text:p text:style-name="P10"/>
      <text:p text:style-name="P24">Daten-Elemen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3">Typ</text:p>
          </table:table-cell>
          <table:table-cell table:style-name="Table4.A1" office:value-type="string">
            <text:p text:style-name="P43">Name</text:p>
          </table:table-cell>
          <table:table-cell table:style-name="Table4.A1" office:value-type="string">
            <text:p text:style-name="P43">Inhalt nach Personalisierung</text:p>
          </table:table-cell>
          <table:table-cell table:style-name="Table4.D1" office:value-type="string">
            <text:p text:style-name="P43">Beschreibung</text:p>
          </table:table-cell>
        </table:table-row>
        <table:table-row table:style-name="Table4.1">
          <table:table-cell table:style-name="Table4.A3" office:value-type="string">
            <text:p text:style-name="P51">Long</text:p>
          </table:table-cell>
          <table:table-cell table:style-name="Table4.B3" office:value-type="string">
            <text:p text:style-name="P51">Viewed</text:p>
          </table:table-cell>
          <table:table-cell table:style-name="Table4.C3" office:value-type="string">
            <text:p text:style-name="P51">0</text:p>
          </table:table-cell>
          <table:table-cell table:style-name="Table4.D3" office:value-type="string">
            <text:p text:style-name="P51">Bit-Maske für besuchte Sehenswürdigkeiten</text:p>
          </table:table-cell>
        </table:table-row>
        <table:table-row table:style-name="Table4.1">
          <table:table-cell table:style-name="Table4.A3" office:value-type="string">
            <text:p text:style-name="P51">Long</text:p>
          </table:table-cell>
          <table:table-cell table:style-name="Table4.B3" office:value-type="string">
            <text:p text:style-name="P51">CardId</text:p>
          </table:table-cell>
          <table:table-cell table:style-name="Table4.C3" office:value-type="string">
            <text:p text:style-name="P51">KartenId</text:p>
          </table:table-cell>
          <table:table-cell table:style-name="Table4.D3" office:value-type="string">
            <text:p text:style-name="P51">Identifikationsnummer der Karte</text:p>
          </table:table-cell>
        </table:table-row>
        <table:table-row table:style-name="Table4.4">
          <table:table-cell table:style-name="Table4.A4" office:value-type="string">
            <text:p text:style-name="P51">Integer</text:p>
          </table:table-cell>
          <table:table-cell table:style-name="Table4.B4" office:value-type="string">
            <text:p text:style-name="P51">BusFares</text:p>
          </table:table-cell>
          <table:table-cell table:style-name="Table4.C4" office:value-type="string">
            <text:p text:style-name="P51">0</text:p>
          </table:table-cell>
          <table:table-cell table:style-name="Table4.D4" office:value-type="string">
            <text:p text:style-name="P50">Anzahl genutzter Busfahrten</text:p>
          </table:table-cell>
        </table:table-row>
      </table:table>
      <text:p text:style-name="P23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size="11pt" fo:language="de" fo:country="DE" style:font-name-asian="Arial Unicode MS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417in" style:contextual-spacing="false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Überschrif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Beschriftung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Mangal1"/>
    </style:style>
    <style:style style:name="Formatvorlage_20_Textkörper_20__2b__20_Fett_20_Block" style:display-name="Formatvorlage Textkörper + Fett Block" style:family="paragraph" style:parent-style-name="Text_20_body">
      <style:paragraph-properties fo:margin-top="0.0417in" fo:margin-bottom="0.0417in" style:contextual-spacing="false" fo:text-align="justify" style:justify-single-word="false"/>
      <style:text-properties fo:font-weight="bold" style:font-weight-asian="bold" style:font-size-complex="10pt" style:font-weight-complex="bold"/>
    </style:style>
    <style:style style:name="Formatvorlage_20_Textkörper_20__2b__20_Block" style:display-name="Formatvorlage Textkörper + Block" style:family="paragraph" style:parent-style-name="Text_20_body">
      <style:paragraph-properties fo:margin-top="0.0417in" fo:margin-bottom="0.0417in" style:contextual-spacing="false" fo:text-align="justify" style:justify-single-word="false"/>
      <style:text-properties style:font-size-complex="10pt"/>
    </style:style>
    <style:style style:name="LecAbsatz" style:family="paragraph" style:parent-style-name="Standard">
      <style:paragraph-properties fo:margin-top="0.0835in" fo:margin-bottom="0in" style:contextual-spacing="false" fo:text-align="justify" style:justify-single-word="false">
        <style:tab-stops>
          <style:tab-stop style:position="0.2437in"/>
        </style:tab-stops>
      </style:paragraph-properties>
      <style:text-properties style:font-size-complex="10pt"/>
    </style:style>
    <style:style style:name="Formatvorlage_20_Überschrift_20_2_20__2b__20_11_20_pt_20_Links_3a__20__20_0_20_cm_20_Erste_20_Zeile_3a__20__20_0_20_cm" style:display-name="Formatvorlage Überschrift 2 + 11 pt Links:  0 cm Erste Zeile:  0 cm" style:family="paragraph" style:parent-style-name="Heading_20_2">
      <style:paragraph-properties fo:margin-top="0in" fo:margin-bottom="0in" style:contextual-spacing="false"/>
      <style:text-properties fo:font-size="11pt" style:font-size-asian="11pt" style:font-name-complex="Times New Roman" style:font-size-complex="10pt"/>
    </style:style>
    <style:style style:name="Überschrift_20_11" style:display-name="Überschrift 11" style:family="paragraph" style:parent-style-name="Standard" style:next-style-name="Text_20_body" style:default-outline-level="1">
      <style:paragraph-properties fo:margin-left="0.25in" fo:margin-right="0in" fo:margin-top="0.1665in" fo:margin-bottom="0.0835in" style:contextual-spacing="false" fo:text-indent="-0.25in" style:auto-text-indent="false" fo:keep-with-next="always"/>
      <style:text-properties fo:text-transform="uppercase" fo:font-size="13pt" fo:font-weight="bold" style:font-size-asian="13pt" style:font-weight-asian="bold" style:font-size-complex="13pt" style:font-weight-complex="bold"/>
    </style:style>
    <style:style style:name="heading2" style:family="paragraph" style:parent-style-name="Standard" style:list-style-name="WW8Num2">
      <style:paragraph-properties fo:margin-left="0.25in" fo:margin-right="0in" fo:margin-top="0.1665in" fo:margin-bottom="0.0835in" style:contextual-spacing="false" fo:text-indent="-0.25in" style:auto-text-indent="false" fo:keep-with-next="always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/>
    <style:style style:name="V-Modell-XT.Standard" style:family="paragraph">
      <style:paragraph-properties fo:orphans="0" fo:widows="0" fo:hyphenation-ladder-count="no-limit"/>
      <style:text-properties style:use-window-font-color="true" style:font-name="Arial" fo:font-size="12pt" fo:language="de" fo:country="DE" style:font-name-asian="Arial Unicode MS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V-Modell-XT.Produktbeispiele.Überschrift" style:family="paragraph" style:parent-style-name="V-Modell-XT.Standard">
      <style:paragraph-properties fo:margin-top="0.1654in" fo:margin-bottom="0.1654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</style:style>
    <style:style style:name="V-Modell-XT.Text_20_body" style:display-name="V-Modell-XT.Text body" style:family="paragraph" style:parent-style-name="Standard">
      <style:paragraph-properties fo:margin-top="0in" fo:margin-bottom="0.0835in" style:contextual-spacing="false" fo:text-align="justify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Subtitle" style:family="paragraph" style:parent-style-name="Überschrift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Verzeichnis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Verzeichni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Verzeichni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Verzeichni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Verzeichni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Verzeichni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Inhaltsverzeichnis_20_10" style:display-name="Inhaltsverzeichnis 10" style:family="paragraph" style:parent-style-name="Verzeichni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="Arial" style:font-name-asian="Arial Unicode MS" style:font-name-complex="Arial"/>
    </style:style>
    <style:style style:name="WW8Num4z0" style:family="text">
      <style:text-properties style:font-name="Arial" style:font-name-complex="Arial"/>
    </style:style>
    <style:style style:name="WW8Num4z1" style:family="text">
      <style:text-properties style:font-name="OpenSymbol" style:font-name-complex="OpenSymbol"/>
    </style:style>
    <style:style style:name="WW8Num4z3" style:family="text">
      <style:text-properties style:font-name="Symbol" style:font-name-complex="Open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1" style:font-name-complex="Symbol1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="Symbol1" style:font-name-complex="Symbol1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9z0" style:family="text">
      <style:text-properties style:font-name="Symbol1" style:font-name-complex="Symbol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Arial" style:font-name-asian="Arial Unicode MS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1" style:font-name-complex="Symbol1"/>
    </style:style>
    <style:style style:name="WW8Num13z0" style:family="text">
      <style:text-properties style:font-name="Arial" style:font-name-asian="Arial Unicode MS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1" style:font-name-complex="Symbol1"/>
    </style:style>
    <style:style style:name="WW8Num15z0" style:family="text">
      <style:text-properties style:font-name="Arial" style:font-name-asian="Arial Unicode MS" style:font-name-complex="Aria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1" style:font-name-complex="Symbol1"/>
    </style:style>
    <style:style style:name="Absatz-Standardschriftart" style:family="text"/>
    <style:style style:name="Überschrift_20_1_20_Zchn" style:display-name="Überschrift 1 Zchn" style:family="text">
      <style:text-properties style:font-name="Arial" fo:font-size="16pt" fo:font-weight="bold" style:letter-kerning="true" style:font-name-asian="Arial Unicode MS" style:font-size-asian="16pt" style:font-weight-asian="bold" style:font-name-complex="Arial"/>
    </style:style>
    <style:style style:name="Überschrift_20_2_20_Zchn" style:display-name="Überschrift 2 Zchn" style:family="tex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körper_20_Zchn" style:display-name="Textkörper Zchn" style:family="text">
      <style:text-properties style:font-name="Arial" fo:font-size="11pt" style:font-name-asian="Arial Unicode MS" style:font-size-asian="11pt" style:font-name-complex="Arial" style:font-size-complex="11pt"/>
    </style:style>
    <style:style style:name="V-Modell-XT.Instruction" style:family="text">
      <style:text-properties fo:color="#280099" style:font-name="Arial" fo:font-size="12pt" fo:language="de" fo:country="DE" style:font-name-asian="Arial Unicode MS" style:font-size-asian="12pt" style:font-name-complex="Ari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el_20_Zchn" style:display-name="Titel Zchn" style:family="text">
      <style:text-properties style:font-name="Cambria" fo:font-size="16pt" fo:font-weight="bold" style:letter-kerning="true" style:font-size-asian="16pt" style:font-weight-asian="bold" style:font-name-complex="Cambria"/>
    </style:style>
    <style:style style:name="Nummerierungszeichen" style:family="text"/>
    <style:style style:name="Aufzählungszeichen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‐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Segoe UI'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forderungsspezifikation</dc:title>
    <meta:initial-creator>Ulrike Hammerschall</meta:initial-creator>
    <meta:creation-date>2011-10-17T10:59:00</meta:creation-date>
    <dc:date>2013-12-28T13:10:35.385000000</dc:date>
    <meta:editing-cycles>36</meta:editing-cycles>
    <meta:editing-duration>P23DT22H11M8S</meta:editing-duration>
    <meta:generator>LibreOffice/4.1.1.2$Windows_x86 LibreOffice_project/7e4286b58adc75a14f6d83f53a03b6c11fa2903</meta:generator>
    <meta:document-statistic meta:table-count="8" meta:image-count="0" meta:object-count="0" meta:page-count="4" meta:paragraph-count="198" meta:word-count="583" meta:character-count="3972" meta:non-whitespace-character-count="3488"/>
  </office:meta>
</office:document-meta>
</file>